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Calibri"/>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Heading1" style:master-page-name="MP0" style:family="paragraph">
      <style:paragraph-properties fo:break-before="page"/>
    </style:style>
    <style:style style:name="P2" style:parent-style-name="Heading2" style:family="paragraph">
      <style:text-properties fo:font-weight="normal" style:font-weight-asian="normal" fo:font-size="12pt" style:font-size-asian="12pt" style:font-size-complex="12pt"/>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text-properties fo:language="en" fo:country="US"/>
    </style:style>
    <style:style style:name="P6" style:parent-style-name="Normal" style:family="paragraph">
      <style:paragraph-properties fo:text-align="center"/>
      <style:text-properties fo:language="en" fo:country="US"/>
    </style:style>
    <style:style style:name="P7" style:parent-style-name="Normal" style:family="paragraph">
      <style:paragraph-properties fo:text-align="center"/>
      <style:text-properties fo:language="en" fo:country="US"/>
    </style:style>
    <style:style style:name="P8" style:parent-style-name="Normal" style:family="paragraph">
      <style:paragraph-properties fo:text-align="center"/>
      <style:text-properties fo:language="en" fo:country="US"/>
    </style:style>
    <style:style style:name="P9" style:parent-style-name="Normal" style:family="paragraph">
      <style:paragraph-properties fo:text-align="center"/>
      <style:text-properties fo:language="en" fo:country="US"/>
    </style:style>
    <style:style style:name="P10" style:parent-style-name="Normal" style:family="paragraph">
      <style:paragraph-properties fo:text-align="center"/>
      <style:text-properties fo:language="en" fo:country="US"/>
    </style:style>
    <style:style style:name="P11" style:parent-style-name="Normal" style:family="paragraph">
      <style:paragraph-properties fo:text-align="center"/>
      <style:text-properties fo:language="en" fo:country="US"/>
    </style:style>
    <style:style style:name="P12" style:parent-style-name="Heading1"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Heading2" style:family="paragraph">
      <style:text-properties fo:language="en" fo:country="US"/>
    </style:style>
    <style:style style:name="P21" style:parent-style-name="Heading3" style:family="paragraph">
      <style:text-properties fo:language="en" fo:country="US"/>
    </style:style>
    <style:style style:name="P22" style:parent-style-name="NoSpacing" style:family="paragraph">
      <style:text-properties fo:language="en" fo:country="US"/>
    </style:style>
    <style:style style:name="P23" style:parent-style-name="NoSpacing" style:family="paragraph">
      <style:text-properties fo:language="en" fo:country="US"/>
    </style:style>
    <style:style style:name="P24" style:parent-style-name="NoSpacing" style:family="paragraph">
      <style:text-properties fo:language="en" fo:country="US"/>
    </style:style>
    <style:style style:name="P25" style:parent-style-name="ListParagraph" style:family="paragraph"/>
    <style:style style:name="P26" style:parent-style-name="Heading3" style:family="paragraph">
      <style:text-properties fo:language="en" fo:country="US"/>
    </style:style>
    <style:style style:name="P27" style:parent-style-name="ListParagraph" style:family="paragraph">
      <style:text-properties fo:language="en" fo:country="US"/>
    </style:style>
    <style:style style:name="P28" style:parent-style-name="ListParagraph" style:family="paragraph">
      <style:text-properties fo:language="en" fo:country="US"/>
    </style:style>
    <style:style style:name="P29" style:parent-style-name="Heading3" style:family="paragraph">
      <style:text-properties fo:language="en" fo:country="US"/>
    </style:style>
    <style:style style:name="P30" style:parent-style-name="ListParagraph" style:family="paragraph"/>
    <style:style style:name="P31" style:parent-style-name="ListParagraph" style:family="paragraph"/>
    <style:style style:name="P32" style:parent-style-name="ListParagraph" style:family="paragraph"/>
    <style:style style:name="P33" style:parent-style-name="ListParagraph" style:family="paragraph"/>
    <style:style style:name="P34" style:parent-style-name="ListParagraph" style:family="paragraph"/>
    <style:style style:name="P35" style:parent-style-name="ListParagraph" style:family="paragraph"/>
    <style:style style:name="P36" style:parent-style-name="ListParagraph" style:family="paragraph"/>
    <style:style style:name="P37" style:parent-style-name="ListParagraph" style:family="paragraph"/>
    <style:style style:name="P38" style:parent-style-name="ListParagraph" style:family="paragraph"/>
    <style:style style:name="P39" style:parent-style-name="ListParagraph" style:family="paragraph"/>
    <style:style style:name="P40" style:parent-style-name="ListParagraph" style:family="paragraph"/>
    <style:style style:name="P41" style:parent-style-name="ListParagraph" style:family="paragraph"/>
    <style:style style:name="P42" style:parent-style-name="ListParagraph" style:family="paragraph"/>
    <style:style style:name="P43" style:parent-style-name="ListParagraph" style:family="paragraph"/>
    <style:style style:name="P44" style:parent-style-name="ListParagraph" style:family="paragraph"/>
    <style:style style:name="P45" style:parent-style-name="Normal" style:family="paragraph">
      <style:text-properties style:font-size-complex="12pt"/>
    </style:style>
  </office:automatic-styles>
  <office:body>
    <office:text text:use-soft-page-breaks="true">
      <text:h text:style-name="P1" text:outline-level="1">Beskrivning:</text:h>
      <text:p text:style-name="Normal"/>
      <text:p text:style-name="Normal">En applikation som tillåter användaren att anpassa olika sömninställningar med sin kalender i telefonen.<text:s/></text:p>
      <text:h text:style-name="Heading2" text:outline-level="2">Vad är sömn?</text:h>
      <text:h text:style-name="P2" text:outline-level="2">Se<text:s/>SleepInfo.odt<text:s/>för mera information.</text:h>
      <text:p text:style-name="Normal">Phases:</text:p>
      <text:p text:style-name="P3">-Basic-</text:p>
      <text:p text:style-name="P4"/>
      <text:p text:style-name="P5"><text:s/>(Monophasic)</text:p>
      <text:p text:style-name="P6"><text:s/>(Biphasic)</text:p>
      <text:p text:style-name="P7">(Everyman)</text:p>
      <text:p text:style-name="P8"><text:s/>(Überman)</text:p>
      <text:p text:style-name="P9">(Dymaxion)</text:p>
      <text:p text:style-name="P10"/>
      <text:p text:style-name="P11">-Advanced-</text:p>
      <text:h text:style-name="P12" text:outline-level="1">Stakeholders:</text:h>
      <text:p text:style-name="P13">Programmer</text:p>
      <text:p text:style-name="P14">Maintainer</text:p>
      <text:p text:style-name="P15">User/Sleeper</text:p>
      <text:p text:style-name="P16">Sleep Researcher</text:p>
      <text:p text:style-name="P17">Testers</text:p>
      <text:p text:style-name="P18">Beta-testers</text:p>
      <text:p text:style-name="P19">Supervisors</text:p>
      <text:h text:style-name="Heading1" text:outline-level="1">Licens:</text:h>
      <text:p text:style-name="Normal">Vi eftersöker en licens som tillåter oss att använda oss av verktyg och frameworks som gör att vi kan ha et relativt grundligt tillvägagångssätt gällande programmering. Vi har tänkt använda oss av Eclipse när vi skriver Java-kod.<text:s/></text:p>
      <text:p text:style-name="Normal">Vi kommer förmodligen att välja copyleft eller non-copyleft.</text:p>
      <text:p text:style-name="Normal">Alternativ: Apache License, GNU License</text:p>
      <text:h text:style-name="Heading1" text:outline-level="1">Arkitektur &amp;<text:s/>Design:</text:h>
      <text:p text:style-name="Normal">Vi använder Android MVC mönster för att utveckla sleep app.<text:s/></text:p>
      <text:p text:style-name="Normal">Vi har begränsade programmeringskunskaper i gruppen och använder oss därmed av GUI-byggaren, därav kan koden bli mindre<text:s/>professionell, men detta medför att vi hinner bygga mer funktionalitet på den projekttid vi har.</text:p>
      <text:p text:style-name="Normal"/>
      <text:p text:style-name="Normal">BERÄTTA OM KLASSER, MODULER etc.</text:p>
      <text:h text:style-name="P20" text:outline-level="2">Funktioner:</text:h>
      <text:soft-page-break/>
      <text:h text:style-name="P21" text:outline-level="3">Grupperade element:</text:h>
      <text:list text:style-name="LFO1" text:continue-numbering="true">
        <text:list-item>
          <text:p text:style-name="P22">Flyttbarhet som grupp</text:p>
        </text:list-item>
        <text:list-item>
          <text:p text:style-name="P23">Flyttbarhet som element</text:p>
        </text:list-item>
        <text:list-item>
          <text:p text:style-name="P24">Drag n drop</text:p>
        </text:list-item>
      </text:list>
      <text:h text:style-name="Heading3" text:outline-level="3">Kompromissa med sömnschemat (Framtiden):</text:h>
      <text:list text:style-name="LFO1" text:continue-numbering="true">
        <text:list-item>
          <text:p text:style-name="P25">Kunna rycka i grupper med vissa varningar</text:p>
        </text:list-item>
      </text:list>
      <text:h text:style-name="P26" text:outline-level="3">Visualisering (Tydlighet):</text:h>
      <text:list text:style-name="LFO1" text:continue-numbering="true">
        <text:list-item>
          <text:p text:style-name="P27">Kalender</text:p>
        </text:list-item>
        <text:list-item>
          <text:p text:style-name="P28">Tidspresentation</text:p>
        </text:list-item>
      </text:list>
      <text:h text:style-name="P29" text:outline-level="3">Kalender (Eventuell framtid):<text:s/></text:h>
      <text:list text:style-name="LFO1" text:continue-numbering="true">
        <text:list-item>
          <text:p text:style-name="P30">Kunna kommunicera med användarens kalender i telefonen <text:s/>(Konflikt/ej konflikt)</text:p>
        </text:list-item>
        <text:list-item>
          <text:p text:style-name="P31">Exportera till separat kalender</text:p>
        </text:list-item>
      </text:list>
      <text:h text:style-name="Heading3" text:outline-level="3">Konflikthanterng:</text:h>
      <text:list text:style-name="LFO1" text:continue-numbering="true">
        <text:list-item>
          <text:p text:style-name="P32">Hantera kollision/konflikt</text:p>
        </text:list-item>
        <text:list-item>
          <text:p text:style-name="P33">Flytta icke-relaterad händelse</text:p>
        </text:list-item>
        <text:list-item>
          <text:p text:style-name="P34">Rucka på sömnschemat (! Inte bra) &gt; Är du säker? &gt; Tänkbar konsekvens &gt; ”Ganges lik” / ”F.u.b.a.r.” &gt; Enter f.u.b.a.r. mode &gt; Flytta gruppering/flytta element/ta bort element</text:p>
        </text:list-item>
      </text:list>
      <text:h text:style-name="Heading3" text:outline-level="3">Alarm:</text:h>
      <text:list text:style-name="LFO1" text:continue-numbering="true">
        <text:list-item>
          <text:p text:style-name="P35">Vibration &gt;<text:s/>Notis ”time to sleep, 15 min” &gt; bekräfta alarm &gt; soft/medium/extreme alarm</text:p>
        </text:list-item>
        <text:list-item>
          <text:p text:style-name="P36">När sömnperioden är slut, väcks användaren. Vakenhet måste bekräftas av användaren.</text:p>
        </text:list-item>
        <text:list-item>
          <text:p text:style-name="P37">När vakenhet bekräftas justeras sömngrupperingar i framtiden + användaren informeras</text:p>
        </text:list-item>
      </text:list>
      <text:h text:style-name="Heading3" text:outline-level="3">Notiser:</text:h>
      <text:list text:style-name="LFO1" text:continue-numbering="true">
        <text:list-item>
          <text:p text:style-name="P38">Sömn krockar med annan aktivitet i kalendern</text:p>
        </text:list-item>
      </text:list>
      <text:h text:style-name="Heading3" text:outline-level="3">Sömninfo (Vad är användaren för en slags sovare):</text:h>
      <text:list text:style-name="LFO1" text:continue-numbering="true">
        <text:list-item>
          <text:p text:style-name="P39">Morgonmänniska</text:p>
        </text:list-item>
        <text:list-item>
          <text:p text:style-name="P40">Kvällsmänniska</text:p>
        </text:list-item>
        <text:list-item>
          <text:p text:style-name="P41">Svårt för att somna</text:p>
        </text:list-item>
        <text:list-item>
          <text:p text:style-name="P42">Lätt för att somna</text:p>
        </text:list-item>
      </text:list>
      <text:soft-page-break/>
      <text:h text:style-name="Heading3" text:outline-level="3">”Onramp” (Hur man gör för att implementera):</text:h>
      <text:list text:style-name="LFO1" text:continue-numbering="true">
        <text:list-item>
          <text:p text:style-name="P43">Välj din sömntyp som person (Utifrån klassificeringen)</text:p>
        </text:list-item>
        <text:list-item>
          <text:p text:style-name="P44">Förslag på sömnrytm och vad som är viktigt att tänka på med denna sömntyp</text:p>
        </text:list-item>
      </text:list>
      <text:p text:style-name="P4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Heading1" style:display-name="Heading 1" style:family="paragraph" style:parent-style-name="Standard" style:default-outline-level="1">
      <style:paragraph-properties fo:margin-top="0.3333in" fo:margin-bottom="0.0833in"/>
      <style:text-properties fo:font-weight="bold" style:font-weight-asian="bold" style:font-weight-complex="bold" fo:font-size="24pt" style:font-size-asian="24pt" style:font-size-complex="24pt" fo:hyphenate="false"/>
    </style:style>
    <style:style style:name="Heading2" style:display-name="Heading 2" style:family="paragraph" style:parent-style-name="Standard" style:default-outline-level="2">
      <style:paragraph-properties fo:margin-top="0.25in" fo:margin-bottom="0.0555in"/>
      <style:text-properties fo:font-weight="bold" style:font-weight-asian="bold" style:font-weight-complex="bold" fo:font-size="18pt" style:font-size-asian="18pt" style:font-size-complex="18pt" fo:hyphenate="false"/>
    </style:style>
    <style:style style:name="Heading3" style:display-name="Heading 3" style:family="paragraph" style:parent-style-name="Standard" style:default-outline-level="3">
      <style:paragraph-properties fo:margin-top="0.1944in" fo:margin-bottom="0.0555in"/>
      <style:text-properties fo:font-weight="bold" style:font-weight-asian="bold" style:font-weight-complex="bold" fo:font-size="14pt" style:font-size-asian="14pt" style:font-size-complex="14pt" fo:hyphenate="false"/>
    </style:style>
    <style:style style:name="Heading4" style:display-name="Heading 4" style:family="paragraph" style:parent-style-name="Standard" style:default-outline-level="4">
      <style:paragraph-properties fo:margin-top="0.1666in" fo:margin-bottom="0.0277in"/>
      <style:text-properties fo:font-weight="bold" style:font-weight-asian="bold" style:font-weight-complex="bold" fo:font-size="12pt" style:font-size-asian="12pt" style:font-size-complex="12pt" fo:hyphenate="false"/>
    </style:style>
    <style:style style:name="Heading5" style:display-name="Heading 5" style:family="paragraph" style:parent-style-name="Standard" style:default-outline-level="5">
      <style:paragraph-properties fo:margin-top="0.1527in" fo:margin-bottom="0.0277in"/>
      <style:text-properties fo:font-weight="bold" style:font-weight-asian="bold" style:font-weight-complex="bold" fo:hyphenate="false"/>
    </style:style>
    <style:style style:name="Heading6" style:display-name="Heading 6" style:family="paragraph" style:parent-style-name="Standard" style:default-outline-level="6">
      <style:paragraph-properties fo:margin-top="0.1388in" fo:margin-bottom="0.0277in"/>
      <style:text-properties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NoList1" style:display-name="No List1" style:family="paragraph">
      <style:text-properties fo:hyphenate="false"/>
    </style:style>
    <style:style style:name="Title" style:display-name="Title" style:family="paragraph" style:parent-style-name="Standard">
      <style:paragraph-properties fo:margin-top="0.3333in" fo:margin-bottom="0.0833in"/>
      <style:text-properties fo:font-weight="bold" style:font-weight-asian="bold" style:font-weight-complex="bold" fo:font-size="36pt" style:font-size-asian="36pt" style:font-size-complex="36pt" fo:hyphenate="false"/>
    </style:style>
    <style:style style:name="Subtitle" style:display-name="Subtitle" style:family="paragraph" style:parent-style-name="Standard">
      <style:paragraph-propertie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NoSpacing" style:display-name="No Spacing" style:family="paragraph">
      <style:paragraph-properties style:punctuation-wrap="hanging" style:text-autospace="ideograph-alpha" style:vertical-align="auto"/>
      <style:text-properties style:font-name="Calibri" style:font-name-asian="Calibri" style:letter-kerning="false" fo:font-size="11pt" style:font-size-asian="11pt" style:font-size-complex="11pt" style:language-asian="en" style:country-asian="US" fo:hyphenate="true"/>
    </style:style>
    <style:style style:name="ListParagraph" style:display-name="List Paragraph" style:family="paragraph" style:parent-style-name="Normal">
      <style:paragraph-properties style:punctuation-wrap="hanging" style:text-autospace="ideograph-alpha" style:vertical-align="auto" fo:margin-bottom="0.1388in" fo:line-height="115%" fo:margin-left="0.5in">
        <style:tab-stops/>
      </style:paragraph-properties>
      <style:text-properties style:font-name="Calibri" style:font-name-asian="Calibri" style:letter-kerning="false" fo:font-size="11pt" style:font-size-asian="11pt" style:font-size-complex="11pt" style:language-asian="en" style:country-asian="U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Calibri"/>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Johannes Schygge</meta:initial-creator>
    <dc:creator>Johannes</dc:creator>
    <meta:creation-date>2012-03-28T14:25:00Z</meta:creation-date>
    <dc:date>2012-05-10T12:01:00Z</dc:date>
    <meta:template xlink:href="Normal" xlink:type="simple"/>
    <meta:editing-cycles>9</meta:editing-cycles>
    <meta:editing-duration>PT4020S</meta:editing-duration>
    <meta:document-statistic meta:page-count="3" meta:paragraph-count="4" meta:word-count="359" meta:character-count="2258" meta:row-count="15" meta:non-whitespace-character-count="1903"/>
  </office:meta>
</office:document-meta>
</file>